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60"/>
    <style:style style:name="ce5" style:family="table-cell" style:parent-style-name="Default">
      <style:table-cell-properties fo:background-color="#ff3333"/>
      <style:text-properties fo:color="#ff3333"/>
    </style:style>
    <style:style style:name="ce6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6"/>
        <table:table-row table:style-name="ro1">
          <table:table-cell table:style-name="Default" office:value-type="string" calcext:value-type="string">
            <text:p>COMM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725" calcext:value-type="float">
            <text:p>2725</text:p>
          </table:table-cell>
          <table:table-cell table:style-name="ce3" office:value-type="float" office:value="2723" calcext:value-type="float">
            <text:p>2723</text:p>
          </table:table-cell>
          <table:table-cell table:style-name="ce3" office:value-type="float" office:value="2735" calcext:value-type="float">
            <text:p>2735</text:p>
          </table:table-cell>
          <table:table-cell table:style-name="ce3"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171" calcext:value-type="float">
            <text:p>0.171</text:p>
          </table:table-cell>
          <table:table-cell table:number-columns-repeated="2"/>
          <table:table-cell table:number-columns-repeated="2" office:value-type="float" office:value="0.009" calcext:value-type="float">
            <text:p>0.009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7" calcext:value-type="float">
            <text:p>0.037</text:p>
          </table:table-cell>
          <table:table-cell table:number-columns-repeated="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.037" calcext:value-type="float">
            <text:p>1.037</text:p>
          </table:table-cell>
          <table:table-cell office:value-type="float" office:value="0.138" calcext:value-type="float">
            <text:p>0.138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COMP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2723" calcext:value-type="float">
            <text:p>2723</text:p>
          </table:table-cell>
          <table:table-cell table:style-name="ce2" office:value-type="float" office:value="2735" calcext:value-type="float">
            <text:p>2735</text:p>
          </table:table-cell>
          <table:table-cell table:style-name="ce2"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0.147" calcext:value-type="float">
            <text:p>0.147</text:p>
          </table:table-cell>
          <table:table-cell table:style-name="ce6"/>
          <table:table-cell/>
          <table:table-cell table:number-columns-repeated="2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364" calcext:value-type="float">
            <text:p>1.364</text:p>
          </table:table-cell>
          <table:table-cell office:value-type="float" office:value="1.326" calcext:value-type="float">
            <text:p>1.326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.816" calcext:value-type="float">
            <text:p>12.816</text:p>
          </table:table-cell>
          <table:table-cell office:value-type="float" office:value="12.313" calcext:value-type="float">
            <text:p>12.313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65.267" calcext:value-type="float">
            <text:p>265.267</text:p>
          </table:table-cell>
          <table:table-cell office:value-type="float" office:value="266.847" calcext:value-type="float">
            <text:p>266.847</text:p>
          </table:table-cell>
          <table:table-cell table:style-name="ce6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4" office:value-type="float" office:value="0.003854" calcext:value-type="float">
            <text:p>3.85E-003</text:p>
          </table:table-cell>
          <table:table-cell table:style-name="ce4" office:value-type="float" office:value="0.01157" calcext:value-type="float">
            <text:p>1.16E-002</text:p>
          </table:table-cell>
          <table:table-cell table:style-name="ce4" office:value-type="float" office:value="0.002089" calcext:value-type="float">
            <text:p>2.09E-003</text:p>
          </table:table-cell>
          <table:table-cell table:style-name="ce4" office:value-type="float" office:value="0.42" calcext:value-type="float">
            <text:p>4.20E-001</text:p>
          </table:table-cell>
          <table:table-cell table:style-name="ce4" office:value-type="float" office:value="0.3522" calcext:value-type="float">
            <text:p>3.52E-001</text:p>
          </table:table-cell>
          <table:table-cell table:style-name="ce4" office:value-type="float" office:value="0.00258" calcext:value-type="float">
            <text:p>2.58E-003</text:p>
          </table:table-cell>
          <table:table-cell table:style-name="ce4" office:value-type="float" office:value="0.001211" calcext:value-type="float">
            <text:p>1.21E-003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iter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isa </meta:initial-creator>
    <meta:creation-date>2016-03-15T10:26:22.575635464</meta:creation-date>
    <dc:date>2016-03-15T11:21:11.905359496</dc:date>
    <dc:creator>viktorisa </dc:creator>
    <meta:editing-duration>PT24M28S</meta:editing-duration>
    <meta:editing-cycles>1</meta:editing-cycles>
    <meta:document-statistic meta:table-count="1" meta:cell-count="69" meta:object-count="0"/>
    <meta:generator>LibreOffice/4.2.8.2$Linux_X86_64 LibreOffice_project/420m0$Build-2</meta:generator>
  </office:meta>
</office:document-meta>
</file>